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b18d" officeooo:paragraph-rsid="0012b18d"/>
    </style:style>
    <style:style style:name="P2" style:family="paragraph" style:parent-style-name="Standard">
      <style:paragraph-properties fo:text-align="start" style:justify-single-word="false"/>
      <style:text-properties officeooo:rsid="0012b18d" officeooo:paragraph-rsid="0012b18d"/>
    </style:style>
    <style:style style:name="P3" style:family="paragraph" style:parent-style-name="Standard">
      <style:paragraph-properties fo:text-align="center" style:justify-single-word="false"/>
      <style:text-properties fo:font-size="18pt" officeooo:rsid="0012b18d" officeooo:paragraph-rsid="0012b18d" style:font-size-asian="18pt" style:font-size-complex="18pt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2b18d" officeooo:paragraph-rsid="0012b18d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12b18d" officeooo:paragraph-rsid="0012b18d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4a4aa" officeooo:paragraph-rsid="0014a4aa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4a4aa" officeooo:paragraph-rsid="0012b18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2b18d" officeooo:paragraph-rsid="0012b18d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officeooo:rsid="0012b18d" officeooo:paragraph-rsid="0012b18d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weight="normal" officeooo:rsid="0014a4aa" officeooo:paragraph-rsid="0014a4aa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weight="normal" officeooo:rsid="0014a4aa" officeooo:paragraph-rsid="0012b18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42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arth Inc.</text:p>
      <text:p text:style-name="P1">Change log <text:span text:style-name="T3">Template</text:span></text:p>
      <text:p text:style-name="P2"/>
      <text:p text:style-name="P2">Fixes:</text:p>
      <text:list xml:id="list1415757644920847166" text:style-name="L1">
        <text:list-item>
          <text:p text:style-name="P7"/>
        </text:list-item>
      </text:list>
      <text:p text:style-name="P2"/>
      <text:p text:style-name="P2"/>
      <text:p text:style-name="P2">Known Issues:</text:p>
      <text:list xml:id="list8005038974799080123" text:style-name="L2">
        <text:list-item>
          <text:p text:style-name="P5"><text:span text:style-name="T2"/></text:p>
        </text:list-item>
      </text:list>
      <text:p text:style-name="P8"/>
      <text:p text:style-name="P8"/>
      <text:p text:style-name="P8">To Do:</text:p>
      <text:list xml:id="list3813952873768860053" text:style-name="L3">
        <text:list-item>
          <text:p text:style-name="P11"/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17:54.942000000</meta:creation-date>
    <dc:date>2016-09-06T20:58:13.303000000</dc:date>
    <meta:editing-duration>PT9M3S</meta:editing-duration>
    <meta:editing-cycles>2</meta:editing-cycles>
    <meta:generator>LibreOffice/5.1.4.2$Windows_X86_64 LibreOffice_project/f99d75f39f1c57ebdd7ffc5f42867c12031db97a</meta:generator>
    <meta:document-statistic meta:table-count="0" meta:image-count="0" meta:object-count="0" meta:page-count="1" meta:paragraph-count="8" meta:word-count="13" meta:character-count="57" meta:non-whitespace-character-count="52"/>
  </office:meta>
</office:document-meta>
</file>